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HelveticaNeue" svg:font-family="HelveticaNeue"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32217"/>
    </style:style>
    <style:style style:name="T1" style:family="text">
      <style:text-properties style:font-name="HelveticaNeue"/>
    </style:style>
    <style:style style:name="T2" style:family="text">
      <style:text-properties fo:color="#000000" loext:opacity="100%" style:font-name="HelveticaNeue" fo:font-size="11pt" fo:font-style="normal" fo:font-weight="normal" style:font-size-asian="11pt" style:font-style-asian="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Sara El Hachimi (as, fl, voc), Jaka Arh (ts), Dshamilja Kalt (p, synth), Tabea Kind (b), Lucas Zibulski (dr)</text:span></text:p>
      <text:p text:style-name="Standard"><text:span text:style-name="T2"/></text:p>
      <text:p text:style-name="Standard"><text:span text:style-name="T2">Sara El Hachim's music combines elements of jazz and singer-songwriter styles and is characterized by a spirit of experimentation. Inspired by artists such as Samora Pinderhughes, Saya Gray, Esperanza Spalding, and Wayne Shorter, her work focuses on expression, honesty, and reflection. The pieces process emotions and experiences through music and lyrics. With floating melodies, pulsating rhythms, and an unobtrusive groundedness, the quintet creates a warm, intimate sound that touches the listener and leaves room for discovery.</text:span></text:p>
      <text:p text:style-name="Standard"><text:span text:style-name="T2"/></text:p>
      <text:p text:style-name="P1"><text:span text:style-name="T2">The formation of vocals, alto and tenor saxophone, piano, synthesizer, bass, and drums offers an authentic, poetic soundscape that seeks to heal and connect. Sara El Hachimi recognizes in music the power of communication that supports us and each other. Her compositions are philosophical, inviting, and never didactic, which makes them particularly authentic. The quintet invites us to be in the moment—human, awake, and close. Their music is an expression of authenticity and emotional depth that touches the audience and inspires reflection.</text:span></text:p>
      <text:p text:style-name="P1"><text:span text:style-name="T2"/></text:p>
      <text:p text:style-name="P1"><text:span text:style-name="T2">In short:</text:span></text:p>
      <text:p text:style-name="Standard"><text:span text:style-name="T2">Sara El Hachimi's music combines jazz and singer-songwriter elements and is characterized by a joy of experimentation. Expression, honesty, and reflection are at the center. With floating melodies, pulsating rhythms, and an unobtrusive groundedness, the quintet creates a warm, intimate sound that touches and leaves room for discover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HelveticaNeue" svg:font-family="HelveticaNeue"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i" fo:country="FI"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12-05T20:58:52.733000000</dc:date>
    <meta:editing-duration>PT2M36S</meta:editing-duration>
    <meta:editing-cycles>2</meta:editing-cycles>
    <meta:generator>LibreOffice/7.3.5.2$Windows_X86_64 LibreOffice_project/184fe81b8c8c30d8b5082578aee2fed2ea847c01</meta:generator>
    <meta:document-statistic meta:table-count="0" meta:image-count="0" meta:object-count="0" meta:page-count="1" meta:paragraph-count="5" meta:word-count="228" meta:character-count="1529" meta:non-whitespace-character-count="1307"/>
  </office:meta>
</office:document-meta>
</file>